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D1681BA7887083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c9211e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623cm" svg:height="1.582cm" draw:transform="rotate (1.5707963267949) translate (1.258cm 17.145cm)">
          <draw:text-box>
            <text:p><text:span text:style-name="T1">Hoon School Live · Lesson 0</text:span></text:p>
          </draw:text-box>
        </draw:frame>
        <draw:frame draw:style-name="gr2" draw:text-style-name="P2" draw:layer="layout" svg:width="15.556cm" svg:height="2.911cm" draw:transform="rotate (1.5707963267949) translate (3.175cm 16.69cm)">
          <draw:text-box>
            <text:p><text:span text:style-name="T2">Development Preliminaries</text:span></text:p>
          </draw:text-box>
        </draw:frame>
        <draw:frame draw:style-name="gr3" draw:text-style-name="P3" draw:layer="layout" svg:width="21.844cm" svg:height="17.526cm" svg:x="6.147cm" svg:y="0cm">
          <draw:image xlink:href="Pictures/100000000000040000000300D1681BA78870831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7T18:35:14.570358519</dc:date>
    <meta:editing-duration>PT7H15M55S</meta:editing-duration>
    <meta:editing-cycles>212</meta:editing-cycles>
    <meta:generator>LibreOffice/7.2.5.2$Linux_X86_64 LibreOffice_project/20$Build-2</meta:generator>
    <meta:document-statistic meta:object-count="26"/>
  </office:meta>
</office:document-meta>
</file>